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6450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8816" calcext:value-type="float">
            <text:p>141.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4502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748" calcext:value-type="float">
            <text:p>141.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4502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4432" calcext:value-type="float">
            <text:p>141.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4502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4808" calcext:value-type="float">
            <text:p>140.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4502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288" calcext:value-type="float">
            <text:p>141.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4502</text:p>
          </table:table-cell>
          <table:table-cell office:value-type="string" calcext:value-type="string">
            <text:p>201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2992" calcext:value-type="float">
            <text:p>140.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4502</text:p>
          </table:table-cell>
          <table:table-cell office:value-type="string" calcext:value-type="string">
            <text:p>2018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3368" calcext:value-type="float">
            <text:p>139.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4502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1552" calcext:value-type="float">
            <text:p>139.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4502</text:p>
          </table:table-cell>
          <table:table-cell office:value-type="string" calcext:value-type="string">
            <text:p>201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3536" calcext:value-type="float">
            <text:p>138.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4502</text:p>
          </table:table-cell>
          <table:table-cell office:value-type="string" calcext:value-type="string">
            <text:p>201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888" calcext:value-type="float">
            <text:p>138.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4502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4872" calcext:value-type="float">
            <text:p>138.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4502</text:p>
          </table:table-cell>
          <table:table-cell office:value-type="string" calcext:value-type="string">
            <text:p>201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8296" calcext:value-type="float">
            <text:p>137.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4502</text:p>
          </table:table-cell>
          <table:table-cell office:value-type="string" calcext:value-type="string">
            <text:p>201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0864" calcext:value-type="float">
            <text:p>137.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4502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8568" calcext:value-type="float">
            <text:p>136.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4502</text:p>
          </table:table-cell>
          <table:table-cell office:value-type="string" calcext:value-type="string">
            <text:p>200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6376" calcext:value-type="float">
            <text:p>136.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4502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3704" calcext:value-type="float">
            <text:p>136.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4502</text:p>
          </table:table-cell>
          <table:table-cell office:value-type="string" calcext:value-type="string">
            <text:p>200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1888" calcext:value-type="float">
            <text:p>135.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4502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9696" calcext:value-type="float">
            <text:p>135.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4502</text:p>
          </table:table-cell>
          <table:table-cell office:value-type="string" calcext:value-type="string">
            <text:p>2005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3496" calcext:value-type="float">
            <text:p>134.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4502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3496" calcext:value-type="float">
            <text:p>134.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4502</text:p>
          </table:table-cell>
          <table:table-cell office:value-type="string" calcext:value-type="string">
            <text:p>200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9096" calcext:value-type="float">
            <text:p>125.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4502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6528" calcext:value-type="float">
            <text:p>126.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4502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896" calcext:value-type="float">
            <text:p>125.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4502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7192" calcext:value-type="float">
            <text:p>133.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4502</text:p>
          </table:table-cell>
          <table:table-cell office:value-type="string" calcext:value-type="string">
            <text:p>200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2808" calcext:value-type="float">
            <text:p>133.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4502</text:p>
          </table:table-cell>
          <table:table-cell office:value-type="string" calcext:value-type="string">
            <text:p>199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2496" calcext:value-type="float">
            <text:p>131.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4502</text:p>
          </table:table-cell>
          <table:table-cell office:value-type="string" calcext:value-type="string">
            <text:p>199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7944" calcext:value-type="float">
            <text:p>132.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4502</text:p>
          </table:table-cell>
          <table:table-cell office:value-type="string" calcext:value-type="string">
            <text:p>199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96104" calcext:value-type="float">
            <text:p>131.8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4502</text:p>
          </table:table-cell>
          <table:table-cell office:value-type="string" calcext:value-type="string">
            <text:p>199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2684" calcext:value-type="float">
            <text:p>130.9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4502</text:p>
          </table:table-cell>
          <table:table-cell office:value-type="string" calcext:value-type="string">
            <text:p>199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3456" calcext:value-type="float">
            <text:p>131.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4502</text:p>
          </table:table-cell>
          <table:table-cell office:value-type="string" calcext:value-type="string">
            <text:p>199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61408" calcext:value-type="float">
            <text:p>131.6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4502</text:p>
          </table:table-cell>
          <table:table-cell office:value-type="string" calcext:value-type="string">
            <text:p>199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52264" calcext:value-type="float">
            <text:p>131.6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4502</text:p>
          </table:table-cell>
          <table:table-cell office:value-type="string" calcext:value-type="string">
            <text:p>198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6484" calcext:value-type="float">
            <text:p>130.1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4502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7424" calcext:value-type="float">
            <text:p>129.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4502</text:p>
          </table:table-cell>
          <table:table-cell office:value-type="string" calcext:value-type="string">
            <text:p>198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54784" calcext:value-type="float">
            <text:p>128.9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4502</text:p>
          </table:table-cell>
          <table:table-cell office:value-type="string" calcext:value-type="string">
            <text:p>197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37664" calcext:value-type="float">
            <text:p>129.1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4502</text:p>
          </table:table-cell>
          <table:table-cell office:value-type="string" calcext:value-type="string">
            <text:p>197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776" calcext:value-type="float">
            <text:p>125.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